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ato" svg:font-family="Lato, 'PingFang SC', 'Microsoft YaHe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8c2b" officeooo:paragraph-rsid="001e8822"/>
    </style:style>
    <style:style style:name="P2" style:family="paragraph" style:parent-style-name="Standard">
      <style:text-properties officeooo:paragraph-rsid="001a06f9"/>
    </style:style>
    <style:style style:name="P3" style:family="paragraph" style:parent-style-name="Standard">
      <style:text-properties officeooo:paragraph-rsid="001e8822"/>
    </style:style>
    <style:style style:name="P4" style:family="paragraph" style:parent-style-name="Standard">
      <style:text-properties officeooo:paragraph-rsid="0029a13b"/>
    </style:style>
    <style:style style:name="P5" style:family="paragraph" style:parent-style-name="Standard">
      <style:text-properties officeooo:paragraph-rsid="002b9986"/>
    </style:style>
    <style:style style:name="P6" style:family="paragraph" style:parent-style-name="Standard">
      <style:text-properties officeooo:paragraph-rsid="002bee80"/>
    </style:style>
    <style:style style:name="T1" style:family="text">
      <style:text-properties officeooo:rsid="0011b3a6"/>
    </style:style>
    <style:style style:name="T2" style:family="text">
      <style:text-properties officeooo:rsid="0014db3c"/>
    </style:style>
    <style:style style:name="T3" style:family="text">
      <style:text-properties officeooo:rsid="001a0e27"/>
    </style:style>
    <style:style style:name="T4" style:family="text">
      <style:text-properties officeooo:rsid="002957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程序员视角的人月神话</text:p>
      <text:p text:style-name="P3"><text:tab/> 《人月神话》是软件管理领域的经典之作，作者在其中描述了软件工程技术的困境，分享了自己在进行大型系统开发后得到的经验与思考。软件开发是一个未知的、无法精确预测的过程，没有一种方法可以在项目开始前准确估算开发进度， 前人的经验时唯一可以参考的东西，这也是从业人员阅读此书的原因。</text:p>
      <text:p text:style-name="P3"><text:tab/>作者在第一章中提出了系统开发如同“焦油坑”的观点，讲述了编程过程中的快乐与烦恼。编程者如孩童一般享受着编程带来的“创造事物的纯粹的快乐”<text:span text:style-name="T3">，从创造出的完美运行的软件中获得成就感，编程活动过程中的不确定性与创造性使它带有强烈的个人意味，但现实却往往是程序员们身处“焦油坑”中，在团队活动中进行艰难的交流合作。相比于编程时严苛的语法规则，处理个人创造力与团队效益之间的关系显得更为艰难，编程者的烦恼也大抵来源于此。</text:span></text:p>
      <text:p text:style-name="P4"><text:tab/>软件工程由于其本身的复杂性面临着一系列工程困境，其中，开篇提出的缺乏合理的进度安排是非常普遍的问题，这也和本书的书名相呼应。想必每个经历过混乱的项目开发工作的开发者读这一部分时都会在书前连连点头，永远无法按时交付这一点一直是行业的痛点。书名的“人月”指的是单位“人/月”，这是工程管理过程中工作量的单位，然而在实际的开发过程中，交流产生的工作量使得完成时间与参与人数不可能是完全的反比，这也使得软件开发的工作量不能被准确量化。除了团队内在的沟通因素，开发过程中外部条件无法预测的变化是另一大问题。用户需求、技术发展等种种不确定因素总是会给软件开发带来进度上的问题，而这些因素在事前完全无法预测，这大大提高了软件工程管理的难度，使得进度估算成为难以解决的问题。可惜几十年以后，尽管 大家都意识到软件的复杂性与“人月”单位的不合理性，大多数软件工程中依然无奈地选择人月作为工作量的单位。</text:p>
      <text:p text:style-name="P6"><text:tab/>作者在书中提出了著名的<text:span text:style-name="T4">Brooks法则——向进度落后的项目中增加人手只会使进度更加落后。这句话是为了提醒人们不要天真地认为在团队活动中开发人数会与开发产出成正比，而在这同时忘记了沟通成本的增加。这使我想到现在在互联网行业中流行的“996福报”，为了追赶计划中的进度同时避免沟通成本的增加，许多管理者以简单粗暴地增加开发时间来应对开发中的变化，而单纯地增加工作时长会导致工作效率降低，尽管总时间增加，有效工作时间却没有改变。以增加个人的工作时间应对变化是不合理的，如同在追赶进度的过程中单纯地增加人手，忽略软件工程的复杂性采取的应对措施只会出现“拆东墙补西墙”的效果，出现所谓的九九六福报是由于软件工程管理的失败，而团队成员们共同承担了管理失败带来的后果。</text:span></text:p>
      <text:p text:style-name="P6"><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ato" svg:font-family="Lato, 'PingFang SC', 'Microsoft YaHe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3T13:47:55.784054043</meta:creation-date>
    <dc:date>2020-09-25T16:48:42.753703139</dc:date>
    <meta:editing-duration>PT26M58S</meta:editing-duration>
    <meta:editing-cycles>3</meta:editing-cycles>
    <meta:generator>LibreOffice/6.0.7.3$Linux_X86_64 LibreOffice_project/00m0$Build-3</meta:generator>
    <meta:document-statistic meta:table-count="0" meta:image-count="0" meta:object-count="0" meta:page-count="1" meta:paragraph-count="6" meta:word-count="1057" meta:character-count="1075" meta:non-whitespace-character-count="1067"/>
  </office:meta>
</office:document-meta>
</file>